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color="#c5000b"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c5000b" fo:font-family="Gish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3.015cm" svg:height="3.015cm" svg:x="10.5cm" svg:y="1.5cm">
          <draw:image xlink:href="../mebis_beta_icon.png" xlink:type="simple" xlink:show="embed" xlink:actuate="onLoad">
            <text:p/>
          </draw:image>
        </draw:frame>
        <draw:frame draw:style-name="gr2" draw:text-style-name="P2" draw:layer="layout" svg:width="4cm" svg:height="0.831cm" draw:transform="rotate (0.7853981633973) translate (11.084cm 3.328cm)">
          <draw:text-box>
            <text:p text:style-name="P2"><text:span text:style-name="T1">Be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ziska Hübler</meta:initial-creator>
    <meta:creation-date>2015-03-31T15:06:45.28</meta:creation-date>
    <meta:editing-duration>PT00H02M36S</meta:editing-duration>
    <meta:editing-cycles>2</meta:editing-cycles>
    <dc:date>2015-03-31T16:09:41.88</dc:date>
    <dc:creator>Franziska Hübler</dc:creator>
    <meta:document-statistic meta:object-count="25"/>
    <meta:generator>OpenOffice.org/3.2$Win32 OpenOffice.org_project/320m12$Build-9483</meta:generator>
  </office:meta>
</office:document-meta>
</file>